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/>
  </office:automatic-styles>
  <office:body>
    <office:spreadsheet>
      <table:table table:name="F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V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terações</text:p>
          </table:table-cell>
          <table:table-cell office:value-type="string" calcext:value-type="string">
            <text:p>Taxa de acerto</text:p>
          </table:table-cell>
          <table:table-cell/>
          <table:table-cell office:value-type="string" calcext:value-type="string">
            <text:p>Iterações</text:p>
          </table:table-cell>
          <table:table-cell office:value-type="string" calcext:value-type="string">
            <text:p>Taxa de acert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DAP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Alteração – alterando feromonio dos nos inseridos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/>
          <table:table-cell office:value-type="string" calcext:value-type="string">
            <text:p>Iterações</text:p>
          </table:table-cell>
          <table:table-cell table:number-columns-repeated="3" office:value-type="string" calcext:value-type="string">
            <text:p>Taxa de acerto</text:p>
          </table:table-cell>
          <table:table-cell/>
          <table:table-cell office:value-type="string" calcext:value-type="string">
            <text:p>Iterações</text:p>
          </table:table-cell>
          <table:table-cell table:number-columns-repeated="3" office:value-type="string" calcext:value-type="string">
            <text:p>Taxa de acerto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3 (mudando só o fermonio inicial dos terminais para 0 na primeira linha)</text:p>
          </table:table-cell>
          <table:table-cell table:number-columns-repeated="4"/>
          <table:table-cell table:style-name="ce2" office:value-type="string" calcext:value-type="string">
            <text:p>4 – nós inseridos + fermononio dos terminais na primeira linh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DAP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Alteração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/>
          <table:table-cell office:value-type="string" calcext:value-type="string">
            <text:p>Iterações</text:p>
          </table:table-cell>
          <table:table-cell table:number-columns-repeated="3" office:value-type="string" calcext:value-type="string">
            <text:p>Taxa de acerto</text:p>
          </table:table-cell>
          <table:table-cell/>
          <table:table-cell office:value-type="string" calcext:value-type="string">
            <text:p>Iterações</text:p>
          </table:table-cell>
          <table:table-cell table:number-columns-repeated="3" office:value-type="string" calcext:value-type="string">
            <text:p>Taxa de acerto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</table:table-row>
      </table:table>
      <table:table table:name="f2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V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erações</text:p>
          </table:table-cell>
          <table:table-cell office:value-type="string" calcext:value-type="string">
            <text:p>Taxa de acerto</text:p>
          </table:table-cell>
          <table:table-cell/>
          <table:table-cell office:value-type="string" calcext:value-type="string">
            <text:p>Iterações</text:p>
          </table:table-cell>
          <table:table-cell office:value-type="string" calcext:value-type="string">
            <text:p>Taxa de acerto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F3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V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erações</text:p>
          </table:table-cell>
          <table:table-cell office:value-type="string" calcext:value-type="string">
            <text:p>Taxa de acerto</text:p>
          </table:table-cell>
          <table:table-cell/>
          <table:table-cell office:value-type="string" calcext:value-type="string">
            <text:p>Iterações</text:p>
          </table:table-cell>
          <table:table-cell office:value-type="string" calcext:value-type="string">
            <text:p>Taxa de acerto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Planilha10" table:style-name="ta1">
        <table:table-column table:style-name="co1" table:default-cell-style-name="Default"/>
        <table:table-row table:style-name="ro1">
          <table:table-cell/>
        </table:table-row>
      </table:table>
      <table:table table:name="Planilha1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START-&gt;(((X*X)+1)*(X*(1+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START-&gt;((((X*((1+X)*X))+X)+1)*(1*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ART-&gt;((X+((X/1)*(X*X)))*(X+1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TART-&gt;((((X*X)*X)+X)*(X+(X/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TART-&gt;((((X*(X/X))/X)*(X+1))*((X*(X*X))+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START-&gt;((((1+(X*X))/1)*((X/1)+1))*X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START-&gt;(X*(((X*X)+1)*(1+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TART-&gt;(((1*X)+(X*(1-1)))*((X+(((X*1)*X)*(X+1)))+1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START-&gt;(((((1+X)/(1/1))*((1*X)/1))*1)*((X*X)+1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TART-&gt;((((X*(X+(X/X)))+(X*((X*X)/(X/(X-X)))))*X)+X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TART-&gt;((X*((X*X)+1))*(X+1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TART-&gt;((1+X)*((X*(X*X))+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TART-&gt;((X+(X*((X*X)*1)))*(X+1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START-&gt;((X+((X*X)*X))*((1/1)+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TART-&gt;((X+1)*(((X*X)*X)+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TART-&gt;(((X/X)+(X*X))*(X+(X*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TART-&gt;(((X*(X*X))+X)*(X+1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TART-&gt;((X+(X*X))*((X*X)+1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TART-&gt;(((X*((1+X)*((1/X)+X)))/(X/X))*X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TART-&gt;(((X*(X/1))+X)*((X*X)+(X/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START-&gt;(X+(((((X*X)+(X/X))+X)*X)*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START-&gt;((((1/X)+((X/1)*1))*((X+X)-X))*((X+1)*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START-&gt;((1+(X*1))*(X*((X*X)+(1*1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START-&gt;((X*((X*X)+1))*((X+X)-(X-1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TART-&gt;(((((X/X)-sen(X))/(X-X))+(X*X))*(X+(X*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START-&gt;(((X*X)+X)*((X*X)+(X/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START-&gt;(((X*(1+X))*X)*((1/X)+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START-&gt;(X+((((1+X)+(X*X))*X)*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START-&gt;(((X*X)+(1*1))*((X*X)+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TART-&gt;((X+1)*(X*((X*X)+((X+X)/(X-X)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START-&gt;(((((1+X)*X)*(X/1))*X)+((X/(1/X))+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TART-&gt;((((X*(1+X))+((X+1)/(X*1)))*(X/X))*(X*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START-&gt;((X+1)*(X+((X*X)*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START-&gt;((X+1)*((X/(X/X))+(X*(X*X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START-&gt;((X+(X*(X*X)))*(1+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TART-&gt;((1+(X*X))*(((X*X)/1)+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TART-&gt;((X*((X*X)+(X/X)))*(X+1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START-&gt;((X+1)*((X*(X*X))+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START-&gt;(((1+(X*X))*(X+1))*X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START-&gt;(((X+1)*X)*((X/X)+(X*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ART-&gt;(((1+((X+(X*X))-(X-X)))*((X*X)*1))+X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START-&gt;((((1/X)+X)*((X+1)*(X*1)))*X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ART-&gt;(X+((((X*X)+(X/X))+X)*(X*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START-&gt;(X*((X+1)*((X*X)+1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START-&gt;((X+(X*(X*X)))*(X+(1/1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START-&gt;((((X*X)+X)+(X-X))*((X*X)+(X/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TART-&gt;((((X*X)*X)+X)*((X/X)+X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START-&gt;(1*(((X*X)+(1*1))*((1+X)*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START-&gt;((X+((X+(X*((X*X)+X)))*X))/1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START-&gt;(((X*X)+((1*1)/1))*((X*(1+X))*1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START-&gt;(X+((X+(X*(X+(X*X))))*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START-&gt;((X+((X*X)*X))*((1/1)+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ART-&gt;(((1/(1/1))+(X*X))*(X*(X+1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ART-&gt;(((X/(X*X))+X)*((X*X)*(X+(X/X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START-&gt;(X*(((((X+1)*X)*X)+(X/X))+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START-&gt;(X+(X*(((X+(X*X))*X)+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TART-&gt;((X+1)*(X*(((X/1)*X)+1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START-&gt;((((X/X)+(X*X))*(1+X))*((X+X)-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START-&gt;(X*(1+((X+(((X*X)/1)*((X/X)+X)))/1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START-&gt;(((1/1)+(X*X))*(X*(X+1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START-&gt;((X+((X*X)*X))*(X+1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START-&gt;(X*((((X*X)-1)+(1+1))*(1+X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START-&gt;(((X*(X*X))+X)*(X+(X/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START-&gt;(((1+X)+((X*X)*(1+X)))*X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TART-&gt;(((1*(1-1))+X)*((1+X)*((X*X)+1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TART-&gt;((X+(X*X))*(1+(X*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START-&gt;((X+(X*X))*((X/X)+(X*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START-&gt;((1+(X*X))*((1+X)*(1*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TART-&gt;((((((X/X)+X)*(X*X))+1)+X)*X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START-&gt;((X+((X*X)*X))*(X+(X/X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START-&gt;(((1+(X*X))*(X/sen(1)))*(sen((X/X))*(X+1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ART-&gt;(X+(X*((X*((X*X)+X))+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START-&gt;(((X+(1*(X*(X*X))))-(X-X))*((X/X)+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TART-&gt;(((((X*X)-X)+X)+X)*(1+(X*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START-&gt;((X+((X*X)*X))*(X+1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START-&gt;(((1+(X/(X/X)))*((X/X)+(X*X)))*((X+(1-1))*1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TART-&gt;((X+((X*X)*(X/1)))*(X+1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START-&gt;((X+(X*(X*X)))*(X+1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TART-&gt;((1+X)*(X+((X*X)*X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START-&gt;((X*(X+1))*(1+(X*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TART-&gt;((((X*X)-(X-X))+X)*(1+(X*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TART-&gt;((((X*X)+(X-(X-1)))*(1+X))*X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TART-&gt;((1+X)*(X-(((1-(X+1))*X)*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ART-&gt;((X*(X+((X+(X*X))*X)))+X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START-&gt;(X*((((X/1)+(X/(X*X)))*(X+(X*X)))/1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TART-&gt;((X+1)*(((X*X)*X)+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ART-&gt;((1+(X*X))*((X*X)+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TART-&gt;((X+(X/X))*(((X*X)*X)+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TART-&gt;((X*((X/(1/X))+1))*(X+1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TART-&gt;(((X*X)+1)*((X*X)+(X/1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TART-&gt;(X+((X*((X*(1+X))+1))*X))</text:p>
          </table:table-cell>
        </table:table-row>
        <table:table-row table:style-name="ro1">
          <table:table-cell/>
          <table:table-cell table:formula="of:=SUM([.B1:.B100])" office:value-type="float" office:value="91" calcext:value-type="float">
            <text:p>91</text:p>
          </table:table-cell>
          <table:table-cell table:number-columns-repeated="2"/>
        </table:table-row>
      </table:table>
      <table:table table:name="Planilha6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X/sen(((X/1)/sen(X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927</text:p>
          </table:table-cell>
          <table:table-cell office:value-type="string" calcext:value-type="string">
            <text:p>START-&gt;(sen(X)/sen(sen((X/(sen(1)*X)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113</text:p>
          </table:table-cell>
          <table:table-cell office:value-type="string" calcext:value-type="string">
            <text:p>START-&gt;(sen(sen(X))/sen(sen(1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START-&gt;((X/X)*sen((X+(X*(X*X))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8166</text:p>
          </table:table-cell>
          <table:table-cell office:value-type="string" calcext:value-type="string">
            <text:p>START-&gt;(sen((X-(sen(X)-X)))/(sen(1)+(X-X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X/sen((X/sen(X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8441</text:p>
          </table:table-cell>
          <table:table-cell office:value-type="string" calcext:value-type="string">
            <text:p>START-&gt;sen((sen((X-sen(X)))+(X/sen((sen(X)/X)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X/sen((1/(sen(X)/X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START-&gt;sen(((((X/X)*(X*X))+(X/X))*X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ART-&gt;sen((((X*X)*X)+X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START-&gt;sen(((X*(X*X)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X/sen((X/sen(X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055</text:p>
          </table:table-cell>
          <table:table-cell office:value-type="string" calcext:value-type="string">
            <text:p>START-&gt;(X+((1-sen(1))*(X/1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START-&gt;sen((X+((((X*X)/(X/X))/(X/X))*((X/X)*X)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055</text:p>
          </table:table-cell>
          <table:table-cell office:value-type="string" calcext:value-type="string">
            <text:p>START-&gt;((1-((((sen(1)-1)-X)/1)+X))*X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6717</text:p>
          </table:table-cell>
          <table:table-cell office:value-type="string" calcext:value-type="string">
            <text:p>START-&gt;(X/sen((1+1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START-&gt;sen((((X*X)*X)+X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START-&gt;sen((((X*X)*X)+X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TART-&gt;sen((X-((((X-X)-X)*X)*X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866</text:p>
          </table:table-cell>
          <table:table-cell office:value-type="string" calcext:value-type="string">
            <text:p>START-&gt;sen((((X*sen(X))*X)+X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776</text:p>
          </table:table-cell>
          <table:table-cell office:value-type="string" calcext:value-type="string">
            <text:p>START-&gt;((sen(((X+(X/sen(1)))-X))/sen(X))*X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8988</text:p>
          </table:table-cell>
          <table:table-cell office:value-type="string" calcext:value-type="string">
            <text:p>START-&gt;sen((((1+sen(((X/1)*(X/1))))*sen(X))/1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START-&gt;sen((sen(((X*X)*X)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667</text:p>
          </table:table-cell>
          <table:table-cell office:value-type="string" calcext:value-type="string">
            <text:p>START-&gt;sen(((((X*X)/(X/X))*X)+sen(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START-&gt;sen((X+((X*X)*X)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START-&gt;sen(((X*(X*X)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055</text:p>
          </table:table-cell>
          <table:table-cell office:value-type="string" calcext:value-type="string">
            <text:p>START-&gt;(X-((X*sen((X/X)))-X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866</text:p>
          </table:table-cell>
          <table:table-cell office:value-type="string" calcext:value-type="string">
            <text:p>START-&gt;sen(((((X/X)+(sen(X)*X))*X)+(X-X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X/(sen((X/sen(X)))/1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517</text:p>
          </table:table-cell>
          <table:table-cell office:value-type="string" calcext:value-type="string">
            <text:p>START-&gt;(sen(X)+(X-sen(((sen(1)/1)*((1*X)*1)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673</text:p>
          </table:table-cell>
          <table:table-cell office:value-type="string" calcext:value-type="string">
            <text:p>START-&gt;sen(((sen(sen(X))*(X*X))+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START-&gt;sen(((X*(X*X)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619</text:p>
          </table:table-cell>
          <table:table-cell office:value-type="string" calcext:value-type="string">
            <text:p>START-&gt;sen(((X/(sen((X/X))/(X-X)))+(X*(sen(X)*sen(X)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(1/sen((X/sen(X))))*((X+X)-X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8166</text:p>
          </table:table-cell>
          <table:table-cell office:value-type="string" calcext:value-type="string">
            <text:p>START-&gt;(sen((((X+X)*(X/X))-sen(X)))/sen(1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START-&gt;sen(((1+(X*X))*(X/1)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START-&gt;sen((((X/(X-X))+(X*X))*((X+X)-X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826</text:p>
          </table:table-cell>
          <table:table-cell office:value-type="string" calcext:value-type="string">
            <text:p>START-&gt;(X*(sen(sen((((X/X)/X)*sen(X))))+(sen(X)/(X+X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START-&gt;sen((X*((X*X)+1)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START-&gt;sen((((X*X)*X)+X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ART-&gt;sen((X+((X*X)*X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8747</text:p>
          </table:table-cell>
          <table:table-cell office:value-type="string" calcext:value-type="string">
            <text:p>START-&gt;sen(((X+(X*1))/(((1-(X*X))-(X-1))+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START-&gt;sen((X+((X*X)*X)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TART-&gt;sen(((((X*1)*X)*X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(((X/sen(((X/1)/sen(X))))+sen(X))*1)-((X-X)+sen(X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X/sen((X/sen(X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START-&gt;(((sen(X)-sen(X))+sen((((X*X)*X)+X)))*(X/X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START-&gt;sen(((X*(X*((X+X)-X)))+((X/X)*X)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START-&gt;sen((X+((X*X)*X)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ART-&gt;sen(((X*(X*X))+X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START-&gt;sen(((X*(X/((X/X)/X)))+X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START-&gt;sen(((X+(X*(X*X)))-(X-X)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START-&gt;sen((sen(((X*X)*X))+(X-(X-X)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782</text:p>
          </table:table-cell>
          <table:table-cell office:value-type="string" calcext:value-type="string">
            <text:p>START-&gt;(sen(((1-1)+X))*(((1/sen(1))/sen(1))*sen((1+1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ART-&gt;sen(((X*(X*X))+X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START-&gt;sen((X+(((X+X)-X)*(X*X))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ART-&gt;sen(((X-(((X*X)/(X/X))*((X*(X-X))-X)))-sen((X*(X-X)))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START-&gt;sen((X+(((1*X)*(1-(1-1)))*(X*X)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8166</text:p>
          </table:table-cell>
          <table:table-cell office:value-type="string" calcext:value-type="string">
            <text:p>START-&gt;(sen((((X+X)-sen(X))+((X-X)*X)))/sen(1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START-&gt;sen(((((X/1)*X)*(1*X)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866</text:p>
          </table:table-cell>
          <table:table-cell office:value-type="string" calcext:value-type="string">
            <text:p>START-&gt;sen((X+((X*X)*sen(X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934</text:p>
          </table:table-cell>
          <table:table-cell office:value-type="string" calcext:value-type="string">
            <text:p>START-&gt;(sen(X)/sen(sen(((1*1)+1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866</text:p>
          </table:table-cell>
          <table:table-cell office:value-type="string" calcext:value-type="string">
            <text:p>START-&gt;sen((((X*X)*sen(X))+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START-&gt;sen((X+(X*(X*X))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START-&gt;sen((((X*X)*X)+X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START-&gt;sen(((((X*X)/1)*X)+X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START-&gt;sen((sen((X*(X*X))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384</text:p>
          </table:table-cell>
          <table:table-cell office:value-type="string" calcext:value-type="string">
            <text:p>START-&gt;(sen(((1*sen(X))-(sen(X)*(((1+1)/1)-((1-sen(1))+1)))))+X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START-&gt;sen((X*((X/X)+(X*X))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RT-&gt;sen(((((1*X)*X)+1)*(1*X)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START-&gt;sen((((X*X)*X)+(X*1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934</text:p>
          </table:table-cell>
          <table:table-cell office:value-type="string" calcext:value-type="string">
            <text:p>START-&gt;(sen(((X*1)*1))/sen((sen((1+1))*1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526</text:p>
          </table:table-cell>
          <table:table-cell office:value-type="string" calcext:value-type="string">
            <text:p>START-&gt;(sen(X)/sen((sen(X)/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START-&gt;sen((((X*X)*X)+X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RT-&gt;sen((X+(((X*X)*(X/1))/(X/X))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START-&gt;sen((((((1-1)*X)*(X-X))+((X*X)+1))*(1*X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782</text:p>
          </table:table-cell>
          <table:table-cell office:value-type="string" calcext:value-type="string">
            <text:p>START-&gt;(((sen(X)/(sen(1)*1))*sen((1+1)))/sen(1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START-&gt;sen((X+((X*X)*X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X/sen((X/(sen(X)-(1-1)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TART-&gt;sen(((((X+1)-1)-(1-1))+((X*X)*X)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START-&gt;sen((X+((X*X)*X)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START-&gt;sen(((X*(X*X)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87</text:p>
          </table:table-cell>
          <table:table-cell office:value-type="string" calcext:value-type="string">
            <text:p>START-&gt;(sen((X/sen(1)))/sen((1+1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START-&gt;sen(((X*(X*X))+X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TART-&gt;sen((X-((X-(X*(X*X)))-X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866</text:p>
          </table:table-cell>
          <table:table-cell office:value-type="string" calcext:value-type="string">
            <text:p>START-&gt;sen((X+((X*X)*sen(X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X/sen(((((X-X)-(X-X))+X)/sen(X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421</text:p>
          </table:table-cell>
          <table:table-cell office:value-type="string" calcext:value-type="string">
            <text:p>START-&gt;sen(((sen((X*X))*X)+((((X*X)/(X*X))/X)*(X*(sen(X)/(X/X))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934</text:p>
          </table:table-cell>
          <table:table-cell office:value-type="string" calcext:value-type="string">
            <text:p>START-&gt;(sen(X)/sen(sen((1+1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8367</text:p>
          </table:table-cell>
          <table:table-cell office:value-type="string" calcext:value-type="string">
            <text:p>START-&gt;sen((X/sen(((((X+(1-X))*(X-1))-(1+(1/1)))-(sen(1)+sen(1))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START-&gt;(sen((X+((X*X)*X)))*((X/(X*X))*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619</text:p>
          </table:table-cell>
          <table:table-cell office:value-type="string" calcext:value-type="string">
            <text:p>START-&gt;sen((((X*sen(X))*sen(X))+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ART-&gt;sen(((((X*X)+(X/X))*X)/(X/X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X/sen((X/sen(X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START-&gt;sen(((X*(X*X)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667</text:p>
          </table:table-cell>
          <table:table-cell office:value-type="string" calcext:value-type="string">
            <text:p>START-&gt;sen(((X+((X/X)*sen(X)))-(X-((X*X)*X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934</text:p>
          </table:table-cell>
          <table:table-cell office:value-type="string" calcext:value-type="string">
            <text:p>START-&gt;(sen(X)/sen(sen(((1+1)/1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179</text:p>
          </table:table-cell>
          <table:table-cell office:value-type="string" calcext:value-type="string">
            <text:p>START-&gt;(((((X/sen(1))+1)-1)+(1-(1/1)))*sen(((1+sen(1))*(1+(1-1)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934</text:p>
          </table:table-cell>
          <table:table-cell office:value-type="string" calcext:value-type="string">
            <text:p>START-&gt;(sen(X)*(1/sen(sen((1+1)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8988</text:p>
          </table:table-cell>
          <table:table-cell office:value-type="string" calcext:value-type="string">
            <text:p>START-&gt;sen((sen(X)*(sen((X*X))+((X*(X+X))/(X-X)))))</text:p>
          </table:table-cell>
        </table:table-row>
        <table:table-row table:style-name="ro1">
          <table:table-cell/>
          <table:table-cell table:formula="of:=SUM([.B1:.B100])" office:value-type="float" office:value="50" calcext:value-type="float">
            <text:p>50</text:p>
          </table:table-cell>
          <table:table-cell table:number-columns-repeated="3"/>
        </table:table-row>
      </table:table>
      <table:table table:name="Planilha7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START-&gt;sen(((X*(X*X)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6717</text:p>
          </table:table-cell>
          <table:table-cell office:value-type="string" calcext:value-type="string">
            <text:p>START-&gt;(X/(sen(((sen(X)-sen(X))/X))+sen(((X+X)/X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ART-&gt;sen(((X*(X*X))+X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ART-&gt;sen(((X*(X*X)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934</text:p>
          </table:table-cell>
          <table:table-cell office:value-type="string" calcext:value-type="string">
            <text:p>START-&gt;(sen(X)/sen(sen((1+1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TART-&gt;sen((X*(1+(X*X)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413</text:p>
          </table:table-cell>
          <table:table-cell office:value-type="string" calcext:value-type="string">
            <text:p>START-&gt;sen((X+((X-(X-((X*(X*1))*X)))/sen(1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810</text:p>
          </table:table-cell>
          <table:table-cell office:value-type="string" calcext:value-type="string">
            <text:p>START-&gt;(((X+sen(X))-(X*sen((sen(1)*1))))/1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(X+sen((X-X)))/sen(((X/1)/sen(X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545</text:p>
          </table:table-cell>
          <table:table-cell office:value-type="string" calcext:value-type="string">
            <text:p>START-&gt;sen((((X+X)-sen(((X*(X/X))+X)))+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START-&gt;sen((X+((1*X)*((X/1)*X))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TART-&gt;sen((((X*X)*X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055</text:p>
          </table:table-cell>
          <table:table-cell office:value-type="string" calcext:value-type="string">
            <text:p>START-&gt;(X+((1-sen(1))*(X/1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6717</text:p>
          </table:table-cell>
          <table:table-cell office:value-type="string" calcext:value-type="string">
            <text:p>START-&gt;(X/sen((1+1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242</text:p>
          </table:table-cell>
          <table:table-cell office:value-type="string" calcext:value-type="string">
            <text:p>START-&gt;(((X/sen(1))-X)+sen(X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X/sen((X/sen(X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733</text:p>
          </table:table-cell>
          <table:table-cell office:value-type="string" calcext:value-type="string">
            <text:p>START-&gt;((sen((X/(sen(1)*1)))+X)-sen(X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708</text:p>
          </table:table-cell>
          <table:table-cell office:value-type="string" calcext:value-type="string">
            <text:p>START-&gt;sen(((((((X-X)-(X-X))+sen(X))*((X-X)/(X-X)))*sen(((X*(X/X))*X)))+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START-&gt;sen(((X*(((X*X)+sen(X))-sen(X)))+((X-X)+X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821</text:p>
          </table:table-cell>
          <table:table-cell office:value-type="string" calcext:value-type="string">
            <text:p>START-&gt;sen(((X+sen((X*sen((X*X)))))/1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TART-&gt;sen((((X*X)*X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584</text:p>
          </table:table-cell>
          <table:table-cell office:value-type="string" calcext:value-type="string">
            <text:p>START-&gt;sen(((X+(X-sen(X)))+((X*X)*X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805</text:p>
          </table:table-cell>
          <table:table-cell office:value-type="string" calcext:value-type="string">
            <text:p>START-&gt;sen((((sen(sen(X))+X)+(X*(X*X)))+sen(((X*(X-X))-X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762</text:p>
          </table:table-cell>
          <table:table-cell office:value-type="string" calcext:value-type="string">
            <text:p>START-&gt;(((sen(X)+X)/(1+1))/sen(1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667</text:p>
          </table:table-cell>
          <table:table-cell office:value-type="string" calcext:value-type="string">
            <text:p>START-&gt;(((sen((sen(X)+((X*X)*X)))+X)-X)+((X-X)*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START-&gt;(sen((X*(sen((X*X))+1)))*1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832</text:p>
          </table:table-cell>
          <table:table-cell office:value-type="string" calcext:value-type="string">
            <text:p>START-&gt;(X/sen((1-(((sen(X)-X)*sen(1))*sen(X)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934</text:p>
          </table:table-cell>
          <table:table-cell office:value-type="string" calcext:value-type="string">
            <text:p>START-&gt;(sen(X)/sen(sen(((1*1)+1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X/sen((((X/sen(X))+(1*X))-X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244</text:p>
          </table:table-cell>
          <table:table-cell office:value-type="string" calcext:value-type="string">
            <text:p>START-&gt;(sen((((sen(X)*X)*X)+sen(X)))/(((X/X)/sen((X/(X*X))))/(X-X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6983</text:p>
          </table:table-cell>
          <table:table-cell office:value-type="string" calcext:value-type="string">
            <text:p>START-&gt;sen((X/sen(sen(1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ART-&gt;sen((X*((X*X)+1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927</text:p>
          </table:table-cell>
          <table:table-cell office:value-type="string" calcext:value-type="string">
            <text:p>START-&gt;(sen(X)/sen(sen((1/(sen(1)-(1-1))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704</text:p>
          </table:table-cell>
          <table:table-cell office:value-type="string" calcext:value-type="string">
            <text:p>START-&gt;sen((X+sen(sen((X*(sen(X)*X))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888</text:p>
          </table:table-cell>
          <table:table-cell office:value-type="string" calcext:value-type="string">
            <text:p>START-&gt;(sen((X*((1*((sen((1+1))+1)-1))/sen((1*1)))))*((1/1)/(1*sen(1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116</text:p>
          </table:table-cell>
          <table:table-cell office:value-type="string" calcext:value-type="string">
            <text:p>START-&gt;((X/sen((1/sen((1+1)))))-((1-1)/1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242</text:p>
          </table:table-cell>
          <table:table-cell office:value-type="string" calcext:value-type="string">
            <text:p>START-&gt;(((X/sen(1))+sen(X))+((X*1)-((X*1)+(X-(X-X)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TART-&gt;sen((((X/X)+(X*X))*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X/sen((X/sen((1*X)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ART-&gt;sen((((X*(X*1))+(X/(X/1)))*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8919</text:p>
          </table:table-cell>
          <table:table-cell office:value-type="string" calcext:value-type="string">
            <text:p>START-&gt;sen(((1-(sen((1+sen(1)))-X))+((((X*1)*(X/X))*(X*X))*(sen(1)/((X/X)*1)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6717</text:p>
          </table:table-cell>
          <table:table-cell office:value-type="string" calcext:value-type="string">
            <text:p>START-&gt;(X/sen((1+1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63</text:p>
          </table:table-cell>
          <table:table-cell office:value-type="string" calcext:value-type="string">
            <text:p>START-&gt;(sen(X)/sen(((1/sen(1))+(1*1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6717</text:p>
          </table:table-cell>
          <table:table-cell office:value-type="string" calcext:value-type="string">
            <text:p>START-&gt;((1*X)/sen((1+1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START-&gt;sen((X-(((((X*X)-X)*(X-X))-X)*(X*X)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242</text:p>
          </table:table-cell>
          <table:table-cell office:value-type="string" calcext:value-type="string">
            <text:p>START-&gt;(((X/sen(1))-X)+(1*sen(X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055</text:p>
          </table:table-cell>
          <table:table-cell office:value-type="string" calcext:value-type="string">
            <text:p>START-&gt;((X-(X*sen(1)))+X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381</text:p>
          </table:table-cell>
          <table:table-cell office:value-type="string" calcext:value-type="string">
            <text:p>START-&gt;(X-((sen(X)-(((1-1)/1)/sen(1)))*(sen(1)-1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TART-&gt;sen(((((X-X)+1)+(X*X))*(1*X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6983</text:p>
          </table:table-cell>
          <table:table-cell office:value-type="string" calcext:value-type="string">
            <text:p>START-&gt;sen((X/sen(sen(1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6983</text:p>
          </table:table-cell>
          <table:table-cell office:value-type="string" calcext:value-type="string">
            <text:p>START-&gt;(sen(((1*(X*1))/sen(sen(1))))/(1-((1-1)*1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TART-&gt;sen((X-((X-((X*X)*X))-X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526</text:p>
          </table:table-cell>
          <table:table-cell office:value-type="string" calcext:value-type="string">
            <text:p>START-&gt;(sen(X)/sen((sen(X)/X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X/sen((X/sen(X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958</text:p>
          </table:table-cell>
          <table:table-cell office:value-type="string" calcext:value-type="string">
            <text:p>START-&gt;((sen(X)*(X/((X+((sen(X)-(X-X))+X))+X)))+sen(X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839</text:p>
          </table:table-cell>
          <table:table-cell office:value-type="string" calcext:value-type="string">
            <text:p>START-&gt;sen((X+sen(sen(((X*X)*X)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TART-&gt;sen(((X*(X*X))+(X/1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172</text:p>
          </table:table-cell>
          <table:table-cell office:value-type="string" calcext:value-type="string">
            <text:p>START-&gt;sen((((X-sen(X))+X)/(sen(sen(X))/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TART-&gt;sen((((X/X)*X)+(X*(X*X)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6783</text:p>
          </table:table-cell>
          <table:table-cell office:value-type="string" calcext:value-type="string">
            <text:p>START-&gt;sen(((X+(((X*X)/(1+1))*X))*(X/(X/(1*1)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333</text:p>
          </table:table-cell>
          <table:table-cell office:value-type="string" calcext:value-type="string">
            <text:p>START-&gt;((sen(X)/sen(1))/sen((1+1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X/sen((X/sen(X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242</text:p>
          </table:table-cell>
          <table:table-cell office:value-type="string" calcext:value-type="string">
            <text:p>START-&gt;((1-X)-((1-(X/sen(1)))-sen(X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934</text:p>
          </table:table-cell>
          <table:table-cell office:value-type="string" calcext:value-type="string">
            <text:p>START-&gt;(sen(X)/sen(sen((((X+X)/X)*1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TART-&gt;sen(((X*(X*X)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381</text:p>
          </table:table-cell>
          <table:table-cell office:value-type="string" calcext:value-type="string">
            <text:p>START-&gt;(((1-sen(1))*sen(X))+X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8522</text:p>
          </table:table-cell>
          <table:table-cell office:value-type="string" calcext:value-type="string">
            <text:p>START-&gt;(X/(1*(sen(1)/sen((1+(X*X))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934</text:p>
          </table:table-cell>
          <table:table-cell office:value-type="string" calcext:value-type="string">
            <text:p>START-&gt;(sen(X)/sen((sen(((((1*1)+1)/1)+(1-1)))*1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TART-&gt;sen((X-(X-(((X*X)+(X/X))*(X+(X-X)))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113</text:p>
          </table:table-cell>
          <table:table-cell office:value-type="string" calcext:value-type="string">
            <text:p>START-&gt;(sen(sen(X))/(1*sen(sen(1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TART-&gt;(1*((sen(((X-(X-X))*((X*X)+(X/X))))+X)-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244</text:p>
          </table:table-cell>
          <table:table-cell office:value-type="string" calcext:value-type="string">
            <text:p>START-&gt;sen((((X*X)+(X/X))*sen(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START-&gt;sen(((sen((X*X))+(((X-X)*X)+1))*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6350</text:p>
          </table:table-cell>
          <table:table-cell office:value-type="string" calcext:value-type="string">
            <text:p>START-&gt;(X/sen((X/X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667</text:p>
          </table:table-cell>
          <table:table-cell office:value-type="string" calcext:value-type="string">
            <text:p>START-&gt;(sen((sen(X)*(X-X)))+sen((sen(X)+((X*X)*X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113</text:p>
          </table:table-cell>
          <table:table-cell office:value-type="string" calcext:value-type="string">
            <text:p>START-&gt;(sen(sen((X/1)))/sen(sen(1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815</text:p>
          </table:table-cell>
          <table:table-cell office:value-type="string" calcext:value-type="string">
            <text:p>START-&gt;sen(((X*sen(1))-(1*(((X-X)-X)*(X*X)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TART-&gt;sen(((((X-(X-X))*sen(sen(X)))+1)*(X+(X-sen(X))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055</text:p>
          </table:table-cell>
          <table:table-cell office:value-type="string" calcext:value-type="string">
            <text:p>START-&gt;((sen(1)-(1+1))*(((1-X)/(1/1))-1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RT-&gt;sen(((((X*X)*X)-sen((X-X))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064</text:p>
          </table:table-cell>
          <table:table-cell office:value-type="string" calcext:value-type="string">
            <text:p>START-&gt;(X-(sen(((((1-1)-1)/((1-1)*(1/sen(1))))*(sen(1)-1)))*X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X/sen((X/sen(X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TART-&gt;sen((X+(((X*X)*X)-(X-X)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179</text:p>
          </table:table-cell>
          <table:table-cell office:value-type="string" calcext:value-type="string">
            <text:p>START-&gt;(X*(sen(((sen(1)+1)*(1*1)))/sen((1*1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866</text:p>
          </table:table-cell>
          <table:table-cell office:value-type="string" calcext:value-type="string">
            <text:p>START-&gt;sen(((((1/1)*((X*X)/X))*((sen(X)*X)*1))+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START-&gt;sen((X-(X*(X*((X-X)-X)))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ART-&gt;sen((((((1*X)*X)/(1/X))+X)/1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762</text:p>
          </table:table-cell>
          <table:table-cell office:value-type="string" calcext:value-type="string">
            <text:p>START-&gt;((((1*X)-(X-X))+sen(X))/(sen(1)*(1+1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054</text:p>
          </table:table-cell>
          <table:table-cell office:value-type="string" calcext:value-type="string">
            <text:p>START-&gt;(((sen(((X/X)+sen(X)))*(sen(X)-X))+X)/sen(1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168</text:p>
          </table:table-cell>
          <table:table-cell office:value-type="string" calcext:value-type="string">
            <text:p>START-&gt;(1*((sen((1/1))/sen(sen(1)))*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TART-&gt;sen((((X*X)*X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8040</text:p>
          </table:table-cell>
          <table:table-cell office:value-type="string" calcext:value-type="string">
            <text:p>START-&gt;(sen(((X/sen(X))*X))/sen(1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6717</text:p>
          </table:table-cell>
          <table:table-cell office:value-type="string" calcext:value-type="string">
            <text:p>START-&gt;(X*(1/sen((1+1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TART-&gt;sen(((((X*X)*X)*(X/X)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934</text:p>
          </table:table-cell>
          <table:table-cell office:value-type="string" calcext:value-type="string">
            <text:p>START-&gt;(sen(X)/(sen((sen((1+1))*1))*1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6717</text:p>
          </table:table-cell>
          <table:table-cell office:value-type="string" calcext:value-type="string">
            <text:p>START-&gt;(X/sen(((X+X)/X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8040</text:p>
          </table:table-cell>
          <table:table-cell office:value-type="string" calcext:value-type="string">
            <text:p>START-&gt;(sen((X*(1/(sen(X)/X))))/sen(1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667</text:p>
          </table:table-cell>
          <table:table-cell office:value-type="string" calcext:value-type="string">
            <text:p>START-&gt;((sen(((X*(X*X))+sen(X)))/X)*X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055</text:p>
          </table:table-cell>
          <table:table-cell office:value-type="string" calcext:value-type="string">
            <text:p>START-&gt;(X*(((1+(1*1))*1)-sen((1/1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START-&gt;sen((X*((X*X)+1)))</text:p>
          </table:table-cell>
          <table:table-cell/>
        </table:table-row>
        <table:table-row table:style-name="ro1">
          <table:table-cell/>
          <table:table-cell table:formula="of:=SUM([.B1:.B100])" office:value-type="float" office:value="29" calcext:value-type="float">
            <text:p>29</text:p>
          </table:table-cell>
          <table:table-cell table:number-columns-repeated="3"/>
        </table:table-row>
      </table:table>
      <table:table table:name="Planilha8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START-&gt;sen(((X*(X*X)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8052</text:p>
          </table:table-cell>
          <table:table-cell office:value-type="string" calcext:value-type="string">
            <text:p>START-&gt;sen((((1/sen(1))*(sen(X)-(1-1)))*(((X*X)+1)*1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ART-&gt;sen(((X*(X*X))+X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ART-&gt;sen(((X*(X*X)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934</text:p>
          </table:table-cell>
          <table:table-cell office:value-type="string" calcext:value-type="string">
            <text:p>START-&gt;(sen(X)/sen(sen((1+1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TART-&gt;sen((X*(1+(X*X)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779</text:p>
          </table:table-cell>
          <table:table-cell office:value-type="string" calcext:value-type="string">
            <text:p>START-&gt;sen((X+(((sen(1)*X)+(1-(X*1)))*(((X*((X+1)-X))*X)*X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START-&gt;sen((((X/X)+(X*(X/(X/X))))*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(X+sen((X-X)))/sen(((X/1)/sen(X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545</text:p>
          </table:table-cell>
          <table:table-cell office:value-type="string" calcext:value-type="string">
            <text:p>START-&gt;sen((((X+X)-sen(((X*(X/X))+X)))+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START-&gt;sen((X+((1*X)*((X/1)*X))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TART-&gt;sen((((X*X)*X)+X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START-&gt;sen((X+((X*X)*X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333</text:p>
          </table:table-cell>
          <table:table-cell office:value-type="string" calcext:value-type="string">
            <text:p>START-&gt;(((sen(X)*1)/1)/(sen(1)*sen((1+1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X/sen((sen((X-X))+(X/sen(X)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866</text:p>
          </table:table-cell>
          <table:table-cell office:value-type="string" calcext:value-type="string">
            <text:p>START-&gt;sen((X+((sen(X)*X)*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START-&gt;sen((((X*X)*X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708</text:p>
          </table:table-cell>
          <table:table-cell office:value-type="string" calcext:value-type="string">
            <text:p>START-&gt;sen(((((((X-X)-(X-X))+sen(X))*((X-X)/(X-X)))*sen(((X*(X/X))*X)))+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START-&gt;sen(((X*(((X*X)+sen(X))-sen(X)))+((X-X)+X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821</text:p>
          </table:table-cell>
          <table:table-cell office:value-type="string" calcext:value-type="string">
            <text:p>START-&gt;sen(((X+sen((X*sen((X*X)))))/1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START-&gt;sen((((X*X)*X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584</text:p>
          </table:table-cell>
          <table:table-cell office:value-type="string" calcext:value-type="string">
            <text:p>START-&gt;sen(((X+(X-sen(X)))+((X*X)*X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805</text:p>
          </table:table-cell>
          <table:table-cell office:value-type="string" calcext:value-type="string">
            <text:p>START-&gt;sen((((sen(sen(X))+X)+(X*(X*X)))+sen(((X*(X-X))-X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START-&gt;sen((sen(((X*X)*X)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667</text:p>
          </table:table-cell>
          <table:table-cell office:value-type="string" calcext:value-type="string">
            <text:p>START-&gt;(((sen((sen(X)+((X*X)*X)))+X)-X)+((X-X)*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START-&gt;(sen((X*(sen((X*X))+1)))*1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832</text:p>
          </table:table-cell>
          <table:table-cell office:value-type="string" calcext:value-type="string">
            <text:p>START-&gt;(X/sen((1-(((sen(X)-X)*sen(1))*sen(X)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934</text:p>
          </table:table-cell>
          <table:table-cell office:value-type="string" calcext:value-type="string">
            <text:p>START-&gt;(sen(X)/sen(sen(((1*1)+1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8238</text:p>
          </table:table-cell>
          <table:table-cell office:value-type="string" calcext:value-type="string">
            <text:p>START-&gt;sen((X/sen((sen(sen(X))/((X+X)-X)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244</text:p>
          </table:table-cell>
          <table:table-cell office:value-type="string" calcext:value-type="string">
            <text:p>START-&gt;(sen((((sen(X)*X)*X)+sen(X)))/(((X/X)/sen((X/(X*X))))/(X-X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6983</text:p>
          </table:table-cell>
          <table:table-cell office:value-type="string" calcext:value-type="string">
            <text:p>START-&gt;sen((X/sen(sen(1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ART-&gt;sen((X*((X*X)+1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927</text:p>
          </table:table-cell>
          <table:table-cell office:value-type="string" calcext:value-type="string">
            <text:p>START-&gt;(sen(X)/sen(sen((1/(sen(1)-(1-1))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704</text:p>
          </table:table-cell>
          <table:table-cell office:value-type="string" calcext:value-type="string">
            <text:p>START-&gt;sen((X+sen(sen((X*(sen(X)*X))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888</text:p>
          </table:table-cell>
          <table:table-cell office:value-type="string" calcext:value-type="string">
            <text:p>START-&gt;(sen((X*((1*((sen((1+1))+1)-1))/sen((1*1)))))*((1/1)/(1*sen(1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116</text:p>
          </table:table-cell>
          <table:table-cell office:value-type="string" calcext:value-type="string">
            <text:p>START-&gt;((X/sen((1/sen((1+1)))))-((1-1)/1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242</text:p>
          </table:table-cell>
          <table:table-cell office:value-type="string" calcext:value-type="string">
            <text:p>START-&gt;(((X/sen(1))+sen(X))+((X*1)-((X*1)+(X-(X-X)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TART-&gt;sen((((X/X)+(X*X))*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934</text:p>
          </table:table-cell>
          <table:table-cell office:value-type="string" calcext:value-type="string">
            <text:p>START-&gt;(sen(X)/sen(sen((1+1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ART-&gt;sen((((X*(X*1))+(X/(X/1)))*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8919</text:p>
          </table:table-cell>
          <table:table-cell office:value-type="string" calcext:value-type="string">
            <text:p>START-&gt;sen(((1-(sen((1+sen(1)))-X))+((((X*1)*(X/X))*(X*X))*(sen(1)/((X/X)*1)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63</text:p>
          </table:table-cell>
          <table:table-cell office:value-type="string" calcext:value-type="string">
            <text:p>START-&gt;(sen(X)/sen(((1/1)+(1/sen(1)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63</text:p>
          </table:table-cell>
          <table:table-cell office:value-type="string" calcext:value-type="string">
            <text:p>START-&gt;(sen(X)/sen(((1/sen(1))+(1*1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X/sen((X/sen(X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START-&gt;sen((X-(((((X*X)-X)*(X-X))-X)*(X*X)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242</text:p>
          </table:table-cell>
          <table:table-cell office:value-type="string" calcext:value-type="string">
            <text:p>START-&gt;(((X/sen(1))-X)+(1*sen(X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X/sen(((1/sen(X))/(1/X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381</text:p>
          </table:table-cell>
          <table:table-cell office:value-type="string" calcext:value-type="string">
            <text:p>START-&gt;(X-((sen(X)-(((1-1)/1)/sen(1)))*(sen(1)-1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TART-&gt;sen(((((X-X)+1)+(X*X))*(1*X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815</text:p>
          </table:table-cell>
          <table:table-cell office:value-type="string" calcext:value-type="string">
            <text:p>START-&gt;sen((X*((X+(sen(1)/X))/(1/X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8040</text:p>
          </table:table-cell>
          <table:table-cell office:value-type="string" calcext:value-type="string">
            <text:p>START-&gt;(sen(((1*X)*(X/sen(X))))/sen((1*1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TART-&gt;sen((X-((X-((X*X)*X))-X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526</text:p>
          </table:table-cell>
          <table:table-cell office:value-type="string" calcext:value-type="string">
            <text:p>START-&gt;(sen(X)/sen((sen(X)/X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X/sen((X/sen(X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958</text:p>
          </table:table-cell>
          <table:table-cell office:value-type="string" calcext:value-type="string">
            <text:p>START-&gt;((sen(X)*(X/((X+((sen(X)-(X-X))+X))+X)))+sen(X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839</text:p>
          </table:table-cell>
          <table:table-cell office:value-type="string" calcext:value-type="string">
            <text:p>START-&gt;sen((X+sen(sen(((X*X)*X)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TART-&gt;sen(((X*(X*X))+(X/1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X/sen(((X/1)/sen(X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TART-&gt;sen((((X/X)*X)+(X*(X*X)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6783</text:p>
          </table:table-cell>
          <table:table-cell office:value-type="string" calcext:value-type="string">
            <text:p>START-&gt;sen(((X+(((X*X)/(1+1))*X))*(X/(X/(1*1)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START-&gt;sen(((X*(X*X)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X/sen((X/sen(X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242</text:p>
          </table:table-cell>
          <table:table-cell office:value-type="string" calcext:value-type="string">
            <text:p>START-&gt;((1-X)-((1-(X/sen(1)))-sen(X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934</text:p>
          </table:table-cell>
          <table:table-cell office:value-type="string" calcext:value-type="string">
            <text:p>START-&gt;(sen(X)/sen(sen((((X+X)/X)*1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TART-&gt;sen(((X*(X*X)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07</text:p>
          </table:table-cell>
          <table:table-cell office:value-type="string" calcext:value-type="string">
            <text:p>START-&gt;(((X+X)/(X+(X*(sen(X)/sen((X+X))))))*X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8522</text:p>
          </table:table-cell>
          <table:table-cell office:value-type="string" calcext:value-type="string">
            <text:p>START-&gt;(X/(1*(sen(1)/sen((1+(X*X))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934</text:p>
          </table:table-cell>
          <table:table-cell office:value-type="string" calcext:value-type="string">
            <text:p>START-&gt;(sen(X)/sen((sen(((((1*1)+1)/1)+(1-1)))*1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TART-&gt;sen((X-(X-(((X*X)+(X/X))*(X+(X-X))))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START-&gt;sen(((X*(X*X))+X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TART-&gt;(1*((sen(((X-(X-X))*((X*X)+(X/X))))+X)-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244</text:p>
          </table:table-cell>
          <table:table-cell office:value-type="string" calcext:value-type="string">
            <text:p>START-&gt;sen((((X*X)+(X/X))*sen(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START-&gt;sen(((sen((X*X))+(((X-X)*X)+1))*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X/sen((X/sen(X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667</text:p>
          </table:table-cell>
          <table:table-cell office:value-type="string" calcext:value-type="string">
            <text:p>START-&gt;(sen((sen(X)*(X-X)))+sen((sen(X)+((X*X)*X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929</text:p>
          </table:table-cell>
          <table:table-cell office:value-type="string" calcext:value-type="string">
            <text:p>START-&gt;((1+((1*1)/(1*((1+(1/1))*(1+1)))))*sen(X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934</text:p>
          </table:table-cell>
          <table:table-cell office:value-type="string" calcext:value-type="string">
            <text:p>START-&gt;(sen(X)/sen(sen((1+1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TART-&gt;sen(((((X-(X-X))*sen(sen(X)))+1)*(X+(X-sen(X)))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START-&gt;sen(((X*(X*X))+X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RT-&gt;sen(((((X*X)*X)-sen((X-X))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064</text:p>
          </table:table-cell>
          <table:table-cell office:value-type="string" calcext:value-type="string">
            <text:p>START-&gt;(X-(sen(((((1-1)-1)/((1-1)*(1/sen(1))))*(sen(1)-1)))*X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X/sen((X/sen(X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TART-&gt;sen((X+(((X*X)*X)-(X-X)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674</text:p>
          </table:table-cell>
          <table:table-cell office:value-type="string" calcext:value-type="string">
            <text:p>START-&gt;(X/sen((X/sen(X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866</text:p>
          </table:table-cell>
          <table:table-cell office:value-type="string" calcext:value-type="string">
            <text:p>START-&gt;sen(((((1/1)*((X*X)/X))*((sen(X)*X)*1))+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START-&gt;sen((X-(X*(X*((X-X)-X)))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ART-&gt;sen((((((1*X)*X)/(1/X))+X)/1))</text:p>
          </table:table-cell>
          <table:table-cell/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START-&gt;sen((X+((X*X)*X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934</text:p>
          </table:table-cell>
          <table:table-cell office:value-type="string" calcext:value-type="string">
            <text:p>START-&gt;((sen((X*1))/1)/sen(sen((1+1))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526</text:p>
          </table:table-cell>
          <table:table-cell office:value-type="string" calcext:value-type="string">
            <text:p>START-&gt;(sen(X)/sen((sen(X)/X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TART-&gt;sen((((X*X)*X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8040</text:p>
          </table:table-cell>
          <table:table-cell office:value-type="string" calcext:value-type="string">
            <text:p>START-&gt;(sen(((X/sen(X))*X))/sen(1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242</text:p>
          </table:table-cell>
          <table:table-cell office:value-type="string" calcext:value-type="string">
            <text:p>START-&gt;((sen(X)+(((1*X)/sen(1))*(X/X)))-X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TART-&gt;sen(((((X*X)*X)*(X/X))+X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866</text:p>
          </table:table-cell>
          <table:table-cell office:value-type="string" calcext:value-type="string">
            <text:p>START-&gt;sen(((((X/1)*sen(X))+1)*X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START-&gt;sen(((X*(X*X))+(X*1)))</text:p>
          </table:table-cell>
          <table:table-cell/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8040</text:p>
          </table:table-cell>
          <table:table-cell office:value-type="string" calcext:value-type="string">
            <text:p>START-&gt;(sen((X*(1/(sen(X)/X))))/sen(1)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9667</text:p>
          </table:table-cell>
          <table:table-cell office:value-type="string" calcext:value-type="string">
            <text:p>START-&gt;((sen(((X*(X*X))+sen(X)))/X)*X)</text:p>
          </table:table-cell>
        </table:table-row>
        <table:table-row table:style-name="ro1">
          <table:table-cell office:value-type="string" calcext:value-type="string">
            <text:p>A solução nao foi encontr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best fitness:</text:p>
          </table:table-cell>
          <table:table-cell office:value-type="string" calcext:value-type="string">
            <text:p>0.997733</text:p>
          </table:table-cell>
          <table:table-cell office:value-type="string" calcext:value-type="string">
            <text:p>START-&gt;((X-sen((X*1)))+sen((((1+X)-1)/sen(1))))</text:p>
          </table:table-cell>
        </table:table-row>
        <table:table-row table:style-name="ro1">
          <table:table-cell office:value-type="string" calcext:value-type="string">
            <text:p>A solução foi encontrada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START-&gt;sen((X*((X*X)+1)))</text:p>
          </table:table-cell>
          <table:table-cell/>
        </table:table-row>
        <table:table-row table:style-name="ro1">
          <table:table-cell/>
          <table:table-cell table:formula="of:=SUM([.B1:.B100])" office:value-type="float" office:value="38" calcext:value-type="float">
            <text:p>3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/00/0000</text:date>, <text:time style:data-style-name="N2" text:time-value="10:41:23.1133214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1:05:32.734360235</meta:creation-date>
    <dc:date>2014-07-22T12:21:35.542629319</dc:date>
    <meta:editing-duration>PT3H9M31S</meta:editing-duration>
    <meta:editing-cycles>21</meta:editing-cycles>
    <meta:generator>LibreOffice/4.2.4.2$Linux_X86_64 LibreOffice_project/420m0$Build-2</meta:generator>
    <meta:document-statistic meta:table-count="8" meta:cell-count="2101" meta:object-count="0"/>
  </office:meta>
</office:document-meta>
</file>